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ackground-color="#94bd5e">
        <style:background-image/>
      </style:paragraph-properties>
    </style:style>
    <style:style style:name="P2" style:family="paragraph" style:parent-style-name="Standard">
      <style:paragraph-properties fo:background-color="#9999ff">
        <style:background-image/>
      </style:paragraph-properties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 style:list-style-name="L1">
      <style:text-properties fo:background-color="transparent"/>
    </style:style>
    <style:style style:name="P5" style:family="paragraph" style:parent-style-name="Standard" style:list-style-name="L2"/>
    <style:style style:name="P6" style:family="paragraph" style:parent-style-name="Standard" style:list-style-name="L3">
      <style:text-properties fo:color="#008000"/>
    </style:style>
    <style:style style:name="P7" style:family="paragraph" style:parent-style-name="Standard" style:list-style-name="L3">
      <style:text-properties fo:color="#800000"/>
    </style:style>
    <style:style style:name="P8" style:family="paragraph" style:parent-style-name="Standard" style:list-style-name="L4"/>
    <style:style style:name="P9" style:family="paragraph" style:parent-style-name="Standard" style:list-style-name="L5">
      <style:text-properties fo:color="#000000"/>
    </style:style>
    <style:style style:name="P10" style:family="paragraph">
      <style:paragraph-properties fo:margin-left="0in" fo:margin-right="0in" fo:margin-top="0in" fo:margin-bottom="0in" fo:line-height="100%" fo:text-align="center" fo:text-indent="0in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end" fo:text-indent="0in"/>
    </style:style>
    <style:style style:name="P15" style:family="paragraph">
      <style:paragraph-properties fo:margin-left="0in" fo:margin-right="0in" fo:margin-top="0in" fo:margin-bottom="0in" fo:line-height="100%" fo:text-align="end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start" fo:text-indent="0in"/>
    </style:style>
    <style:style style:name="P17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/>
      <style:text-properties fo:color="#ff000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align="end" fo:text-indent="0in"/>
      <style:text-properties fo:color="#ff0000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color="#4c4c4c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center" fo:text-indent="0in"/>
      <style:text-properties fo:color="#80000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fo:color="#8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fo:color="#000000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fo:color="#0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/>
    </style:style>
    <style:style style:name="T2" style:family="text">
      <style:text-properties style:use-window-font-color="true"/>
    </style:style>
    <style:style style:name="T3" style:family="text">
      <style:text-properties fo:color="#800000"/>
    </style:style>
    <style:style style:name="T4" style:family="text">
      <style:text-properties fo:background-color="transparent"/>
    </style:style>
    <style:style style:name="T5" style:family="text">
      <style:text-properties fo:color="#4c4c4c"/>
    </style:style>
    <style:style style:name="T6" style:family="text">
      <style:text-properties fo:color="#cc6633"/>
    </style:style>
    <style:style style:name="T7" style:family="text">
      <style:text-properties fo:color="#000000"/>
    </style:style>
    <style:style style:name="T8" style:family="text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8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4c4c4c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8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0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9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8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0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800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ffffff" draw:fill-hatch-name="in_20_and_20_out_20__28_blue_29_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ffffff" draw:fill-hatch-name="green_20_45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ffffff" draw:fill-hatch-name="green_20_45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6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6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800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7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2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svg:stroke-width="0in" svg:stroke-color="#008000" draw:marker-start="" draw:marker-start-width="0.1181in" draw:marker-start-center="false" draw:marker-end="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hatch-name="Hatch_20_18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2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hatch-name="Hatch_20_19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single_sample_status</text:h>
          </table:table-cell>
        </table:table-row>
        <table:table-row>
          <table:table-cell table:style-name="Table1.A2" office:value-type="string">
            <text:p text:style-name="Standard"><draw:g text:anchor-type="paragraph" draw:z-index="0" draw:style-name="gr1"><draw:rect draw:style-name="gr2" draw:text-style-name="P11" svg:width="0.7886in" svg:height="0.1594in" svg:x="0.9051in" svg:y="0.7953in"><text:p text:style-name="P10"><text:span text:style-name="T8">lib_name</text:span></text:p></draw:rect><draw:rect draw:style-name="gr3" draw:text-style-name="P11" draw:id="id1" svg:width="0.7886in" svg:height="0.1594in" svg:x="0.9051in" svg:y="0.7953in"><text:p/></draw:rect><draw:rect draw:style-name="gr4" draw:text-style-name="P12" draw:id="id10" svg:width="0.9217in" svg:height="0.1571in" svg:x="3.3996in" svg:y="1.5854in"><text:p text:style-name="P10"><text:span text:style-name="T9">&lt;BAC ID&gt;</text:span></text:p></draw:rect><draw:rect draw:style-name="gr5" draw:text-style-name="P13" draw:id="id2" svg:width="2.4098in" svg:height="0.1571in" svg:x="0.6524in" svg:y="1.5854in"><text:p>&lt;Collection Code&gt;+<text:span text:style-name="T10">&lt;Sample ID&gt;</text:span></text:p></draw:rect><draw:rect draw:style-name="gr6" draw:text-style-name="P15" svg:width="0.6807in" svg:height="0.1571in" svg:x="0.028in" svg:y="1.5752in"><text:p text:style-name="P14"><text:span text:style-name="T11">Output:</text:span></text:p></draw:rect><draw:rect draw:style-name="gr7" draw:text-style-name="P17" svg:width="1.5752in" svg:height="0.1579in" svg:x="3.4732in" svg:y="0.3228in"><text:p text:style-name="P16"><text:span text:style-name="T12">ctm_reference</text:span></text:p></draw:rect><draw:rect draw:style-name="gr8" draw:text-style-name="P11" draw:id="id7" svg:width="1.5752in" svg:height="0.1571in" svg:x="3.4732in" svg:y="0.4807in"><text:p text:style-name="P10"><text:span text:style-name="T8">value</text:span></text:p></draw:rect><draw:rect draw:style-name="gr8" draw:text-style-name="P11" draw:id="id8" svg:width="1.5752in" svg:height="0.1579in" svg:x="3.4732in" svg:y="0.6374in"><text:p text:style-name="P10"><text:span text:style-name="T8">ctm_reference_status_id</text:span></text:p></draw:rect><draw:rect draw:style-name="gr7" draw:text-style-name="P17" svg:width="1.5752in" svg:height="0.1571in" svg:x="5.2461in" svg:y="0.4807in"><text:p text:style-name="P16"><text:span text:style-name="T12">ctm_reference_status</text:span></text:p></draw:rect><draw:rect draw:style-name="gr9" draw:text-style-name="P11" draw:id="id11" svg:width="1.5752in" svg:height="0.1598in" svg:x="5.2461in" svg:y="0.7953in"><text:p text:style-name="P10"><text:span text:style-name="T8">name</text:span></text:p></draw:rect><draw:rect draw:style-name="gr8" draw:text-style-name="P11" draw:id="id9" svg:width="1.5752in" svg:height="0.1579in" svg:x="5.2461in" svg:y="0.6374in"><text:p text:style-name="P10"><text:span text:style-name="T8">ctm_reference_status_id</text:span></text:p></draw:rect><draw:rect draw:style-name="gr7" draw:text-style-name="P17" svg:width="0.7886in" svg:height="0.1571in" svg:x="0.9051in" svg:y="0.4807in"><text:p text:style-name="P16"><text:span text:style-name="T12">BAC</text:span></text:p></draw:rect><draw:rect draw:style-name="gr8" draw:text-style-name="P11" draw:id="id5" svg:width="0.7886in" svg:height="0.1579in" svg:x="0.9051in" svg:y="0.6374in"><text:p text:style-name="P10"><text:span text:style-name="T8">id</text:span></text:p></draw:rect><draw:connector draw:style-name="gr10" draw:text-style-name="P18" svg:x1="1.2988in" svg:y1="0.9543in" svg:x2="1.8575in" svg:y2="1.5854in" draw:start-shape="id1" draw:end-shape="id2" draw:end-glue-point="0" svg:d="m3299 2424v802h1419v801"><text:p/></draw:connector><draw:rect draw:style-name="gr7" draw:text-style-name="P17" svg:width="0.7906in" svg:height="0.1579in" svg:x="2.489in" svg:y="0.3228in"><text:p text:style-name="P16"><text:span text:style-name="T12">Extent</text:span></text:p></draw:rect><draw:rect draw:style-name="gr8" draw:text-style-name="P11" draw:id="id6" svg:width="0.7906in" svg:height="0.1571in" svg:x="2.489in" svg:y="0.4807in"><text:p text:style-name="P10"><text:span text:style-name="T8">Extent_id</text:span></text:p></draw:rect><draw:rect draw:style-name="gr9" draw:text-style-name="P11" draw:id="id4" svg:width="0.7906in" svg:height="0.1579in" svg:x="2.489in" svg:y="0.6374in"><text:p text:style-name="P10"><text:span text:style-name="T8">ref_id</text:span></text:p></draw:rect><draw:connector draw:style-name="gr11" draw:text-style-name="P18" svg:x1="1.6433in" svg:y1="0.0783in" svg:x2="2.4894in" svg:y2="0.7161in" draw:start-shape="id3" draw:start-glue-point="1" draw:end-shape="id4" draw:end-glue-point="3" svg:d="m4174 199h1075v1620h1074"><text:p/></draw:connector><draw:rect draw:style-name="gr4" draw:text-style-name="P19" draw:id="id3" svg:width="0.9913in" svg:height="0.1579in" svg:x="0.6524in" svg:y="0in"><text:p text:style-name="P16"><text:span text:style-name="T9">&lt;BAC ID&gt;</text:span></text:p></draw:rect><draw:rect draw:style-name="gr6" draw:text-style-name="P15" svg:width="0.6689in" svg:height="0.1579in" svg:x="0.0406in" svg:y="0in"><text:p text:style-name="P14"><text:span text:style-name="T11">Input:</text:span></text:p></draw:rect><draw:connector draw:style-name="gr12" draw:text-style-name="P18" svg:x1="1.6933in" svg:y1="0.7161in" svg:x2="2.4894in" svg:y2="0.7161in" draw:start-shape="id5" draw:start-glue-point="1" draw:end-shape="id4" draw:end-glue-point="3" svg:d="m4301 1819h2022"><text:p/></draw:connector><draw:connector draw:style-name="gr12" draw:text-style-name="P18" svg:x1="3.2795in" svg:y1="0.5591in" svg:x2="3.4732in" svg:y2="0.5591in" draw:start-shape="id6" draw:start-glue-point="1" draw:end-shape="id7" draw:end-glue-point="3" svg:d="m8330 1420h492"><text:p/></draw:connector><draw:connector draw:style-name="gr12" draw:text-style-name="P18" svg:x1="5.048in" svg:y1="0.7161in" svg:x2="5.2457in" svg:y2="0.7161in" draw:start-shape="id8" draw:start-glue-point="1" draw:end-shape="id9" draw:end-glue-point="3" svg:d="m12822 1819h502"><text:p/></draw:connector><draw:connector draw:style-name="gr10" draw:text-style-name="P18" svg:x1="2.8843in" svg:y1="0.7953in" svg:x2="3.8602in" svg:y2="1.5854in" draw:start-shape="id4" draw:start-glue-point="2" draw:end-shape="id10" draw:end-glue-point="0" svg:d="m7326 2020v1003h2479v1004"><text:p/></draw:connector><draw:rect draw:style-name="gr4" draw:text-style-name="P12" draw:id="id12" svg:width="0.913in" svg:height="0.1571in" svg:x="4.8181in" svg:y="1.5854in"><text:p text:style-name="P10"><text:span text:style-name="T9">&lt;Status&gt;</text:span></text:p></draw:rect><draw:connector draw:style-name="gr10" draw:text-style-name="P18" svg:x1="6.0335in" svg:y1="0.9547in" svg:x2="5.2744in" svg:y2="1.5854in" draw:start-shape="id11" draw:start-glue-point="2" draw:end-shape="id12" svg:d="m15325 2425v801h-1928v801"><text:p/></draw:connector></draw:g></text:p>
          </table:table-cell>
        </table:table-row>
        <table:table-row>
          <table:table-cell table:style-name="Table1.A2" office:value-type="string">
            <text:p text:style-name="Standard"><text:span text:style-name="Teletype">select </text:span></text:p>
            <text:p text:style-name="P2"><text:span text:style-name="Teletype"><text:span text:style-name="T1"><text:s text:c="2"/>b.lib_name, </text:span></text:span></text:p>
            <text:p text:style-name="P2"><text:span text:style-name="Teletype"><text:s text:c="2"/>e.ref_id, </text:span></text:p>
            <text:p text:style-name="P2"><text:span text:style-name="Teletype"><text:s text:c="2"/>s.name </text:span></text:p>
            <text:p text:style-name="Standard"><text:span text:style-name="Teletype">from 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 </text:span></text:p>
            <text:p text:style-name="Standard"><text:span text:style-name="Teletype">where </text:span></text:p>
            <text:p text:style-name="Standard"><text:span text:style-name="Teletype"><text:s text:c="2"/>r.ctm_reference_status_id = s.ctm_reference_status_id and </text:span></text:p>
            <text:p text:style-name="Standard"><text:span text:style-name="Teletype"><text:s text:c="2"/>convert (numeric,e.ref_id)=b.id and </text:span></text:p>
            <text:p text:style-name="Standard"><text:span text:style-name="Teletype"><text:s text:c="2"/>convert(numeric,r.value)=e.Extent_id and </text:span></text:p>
            <text:p text:style-name="P1"><text:span text:style-name="Teletype"><text:s text:c="2"/>e.ref_id = "29725" </text:span></text:p>
          </table:table-cell>
        </table:table-row>
        <table:table-row>
          <table:table-cell table:style-name="Table1.A2" office:value-type="string">
            <text:p text:style-name="Standard">Notes</text:p>
            <text:list xml:id="list1210121798" text:style-name="L1">
              <text:list-item>
                <text:p text:style-name="P4"><text:span text:style-name="T1">'Sample ID' </text:span>(from 'lib_name') is not required.</text:p>
              </text:list-item>
              <text:list-item>
                <text:p text:style-name="P4"><text:span text:style-name="T1">'lib_desc' </text:span>is not required.</text:p>
              </text:list-item>
            </text:list>
          </table:table-cell>
        </table:table-row>
      </table:table>
      <text:h text:style-name="Heading_20_3" text:outline-level="3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submission_q</text:h>
            <text:p text:style-name="Text_20_body">See also: validation_q2</text:p>
          </table:table-cell>
        </table:table-row>
        <table:table-row>
          <table:table-cell table:style-name="Table2.A2" office:value-type="string">
            <text:p text:style-name="Standard"><draw:g text:anchor-type="paragraph" draw:z-index="2" draw:style-name="gr1"><draw:rect draw:style-name="gr17" draw:text-style-name="P11" svg:width="0.6114in" svg:height="0.1587in" svg:x="0.0555in" svg:y="1.0043in"><text:p text:style-name="P10"><text:span text:style-name="T8">ref_id</text:span></text:p></draw:rect><draw:rect draw:style-name="gr7" draw:text-style-name="P17" svg:width="1.5752in" svg:height="0.1579in" svg:x="5.2173in" svg:y="0.5319in"><text:p text:style-name="P16"><text:span text:style-name="T12">ctm_reference_status</text:span></text:p></draw:rect><draw:rect draw:style-name="gr18" draw:text-style-name="P11" draw:id="id33" svg:width="1.5752in" svg:height="0.1587in" svg:x="5.2173in" svg:y="0.8465in"><text:p text:style-name="P10"><text:span text:style-name="T8">name</text:span></text:p></draw:rect><draw:rect draw:style-name="gr8" draw:text-style-name="P11" draw:id="id28" svg:width="1.5752in" svg:height="0.1579in" svg:x="5.2173in" svg:y="0.689in"><text:p text:style-name="P10"><text:span text:style-name="T8">ctm_reference_status_id</text:span></text:p></draw:rect><draw:rect draw:style-name="gr7" draw:text-style-name="P17" svg:width="1.0713in" svg:height="0.1579in" svg:x="1.9047in" svg:y="0.3744in"><text:p text:style-name="P16"><text:span text:style-name="T12">ctm_reference</text:span></text:p></draw:rect><draw:rect draw:style-name="gr8" draw:text-style-name="P11" draw:id="id25" svg:width="1.0713in" svg:height="0.1579in" svg:x="1.9047in" svg:y="0.5319in"><text:p text:style-name="P10"><text:span text:style-name="T8">ctm_reference_id</text:span></text:p></draw:rect><draw:rect draw:style-name="gr8" draw:text-style-name="P11" draw:id="id22" svg:width="1.0713in" svg:height="0.1579in" svg:x="1.9047in" svg:y="0.689in"><text:p text:style-name="P10"><text:span text:style-name="T8">value</text:span></text:p></draw:rect><draw:rect draw:style-name="gr7" draw:text-style-name="P17" svg:width="0.628in" svg:height="0.1579in" svg:x="0.9854in" svg:y="0.5319in"><text:p text:style-name="P16"><text:span text:style-name="T12">Extent</text:span></text:p></draw:rect><draw:rect draw:style-name="gr8" draw:text-style-name="P11" draw:id="id21" svg:width="0.628in" svg:height="0.1579in" svg:x="0.9854in" svg:y="0.689in"><text:p text:style-name="P10"><text:span text:style-name="T8">Extent_id</text:span></text:p></draw:rect><draw:rect draw:style-name="gr9" draw:text-style-name="P11" draw:id="id36" svg:width="0.628in" svg:height="0.1587in" svg:x="0.9854in" svg:y="1.0043in"><text:p text:style-name="P10"><text:span text:style-name="T8">ref_id</text:span></text:p></draw:rect><draw:connector draw:style-name="gr12" draw:text-style-name="P18" svg:x1="1.613in" svg:y1="0.7673in" svg:x2="1.9043in" svg:y2="0.7673in" draw:start-shape="id21" draw:start-glue-point="1" draw:end-shape="id22" draw:end-glue-point="3" svg:d="m4097 1949h740"><text:p/></draw:connector><draw:rect draw:style-name="gr7" draw:text-style-name="P17" svg:width="1.576in" svg:height="0.1579in" svg:x="3.3165in" svg:y="0.3744in"><text:p text:style-name="P16"><text:span text:style-name="T12">ctm_reference_history</text:span></text:p></draw:rect><draw:rect draw:style-name="gr8" draw:text-style-name="P11" draw:id="id26" svg:width="1.576in" svg:height="0.1579in" svg:x="3.3165in" svg:y="0.5319in"><text:p text:style-name="P10"><text:span text:style-name="T8">ctm_reference_id</text:span></text:p></draw:rect><draw:rect draw:style-name="gr8" draw:text-style-name="P11" draw:id="id27" svg:width="1.576in" svg:height="0.1579in" svg:x="3.3165in" svg:y="0.689in"><text:p text:style-name="P10"><text:span text:style-name="T8">ctm_reference_status_id</text:span></text:p></draw:rect><draw:rect draw:style-name="gr7" draw:text-style-name="P17" svg:width="0.6114in" svg:height="0.1579in" svg:x="0.0555in" svg:y="0.689in"><text:p text:style-name="P16"><text:span text:style-name="T12">Extent</text:span></text:p></draw:rect><draw:rect draw:style-name="gr8" draw:text-style-name="P11" draw:id="id23" svg:width="0.6114in" svg:height="0.1587in" svg:x="0.0555in" svg:y="0.8465in"><text:p text:style-name="P10"><text:span text:style-name="T8">Extent_id</text:span></text:p></draw:rect><draw:rect draw:style-name="gr19" draw:text-style-name="P11" draw:id="id29" svg:width="0.6114in" svg:height="0.1587in" svg:x="0.0555in" svg:y="1.0043in"><text:p/></draw:rect><draw:rect draw:style-name="gr8" draw:text-style-name="P11" draw:id="id24" svg:width="0.628in" svg:height="0.1587in" svg:x="0.9854in" svg:y="0.8465in"><text:p text:style-name="P10"><text:span text:style-name="T8">parent_id</text:span></text:p></draw:rect><draw:connector draw:style-name="gr12" draw:text-style-name="P18" svg:x1="0.6665in" svg:y1="0.9256in" svg:x2="0.9854in" svg:y2="0.9256in" draw:start-shape="id23" draw:start-glue-point="1" draw:end-shape="id24" draw:end-glue-point="3" svg:d="m1693 2351h810"><text:p/></draw:connector><draw:connector draw:style-name="gr12" draw:text-style-name="P18" svg:x1="2.9756in" svg:y1="0.6102in" svg:x2="3.3165in" svg:y2="0.6102in" draw:start-shape="id25" draw:start-glue-point="1" draw:end-shape="id26" draw:end-glue-point="3" svg:d="m7558 1550h866"><text:p/></draw:connector><draw:connector draw:style-name="gr12" draw:text-style-name="P18" svg:x1="4.8921in" svg:y1="0.7673in" svg:x2="5.2169in" svg:y2="0.7673in" draw:start-shape="id27" draw:start-glue-point="1" draw:end-shape="id28" draw:end-glue-point="3" svg:d="m12426 1949h825"><text:p/></draw:connector><draw:rect draw:style-name="gr4" draw:text-style-name="P12" draw:id="id30" svg:width="0.9843in" svg:height="0.1571in" svg:x="0.7181in" svg:y="1.6772in"><text:p>&lt;Collection ID&gt;</text:p></draw:rect><draw:rect draw:style-name="gr4" draw:text-style-name="P12" draw:id="id37" svg:width="0.985in" svg:height="0.1571in" svg:x="2.2248in" svg:y="1.6772in"><text:p>&lt;BAC ID&gt;</text:p></draw:rect><draw:rect draw:style-name="gr4" draw:text-style-name="P24" draw:id="id31" svg:width="1.5807in" svg:height="0.1571in" svg:x="3.3146in" svg:y="1.6772in"><text:p>&lt;Publication Date&gt;</text:p></draw:rect><draw:rect draw:style-name="gr6" draw:text-style-name="P15" svg:width="0.5913in" svg:height="0.1571in" svg:x="0.1276in" svg:y="1.6772in"><text:p><text:span text:style-name="T14">Output:</text:span></text:p></draw:rect><draw:rect draw:style-name="gr20" draw:text-style-name="P15" svg:width="0.5913in" svg:height="0.1587in" svg:x="0.1276in" svg:y="0.0102in"><text:p><text:span text:style-name="T14">Input:</text:span></text:p></draw:rect><draw:rect draw:style-name="gr21" draw:text-style-name="P12" draw:id="id32" svg:width="0.7898in" svg:height="0.1579in" svg:x="3.972in" svg:y="0in"><text:p>&lt;Status&gt;</text:p></draw:rect><draw:rect draw:style-name="gr21" draw:text-style-name="P12" draw:id="id34" svg:width="1.3571in" svg:height="0.1587in" svg:x="0.9126in" svg:y="0.0102in"><text:p><text:span text:style-name="T16">&lt;Not deprecated&gt;</text:span></text:p></draw:rect><draw:connector draw:style-name="gr10" draw:text-style-name="P18" svg:x1="0.361in" svg:y1="1.1626in" svg:x2="1.2098in" svg:y2="1.6772in" draw:start-shape="id29" draw:start-glue-point="2" draw:end-shape="id30" svg:d="m917 2953v654h2156v653"><text:p/></draw:connector><draw:connector draw:style-name="gr10" draw:text-style-name="P18" svg:x1="4.1039in" svg:y1="1.0047in" svg:x2="4.1043in" svg:y2="1.6772in" draw:end-shape="id31" svg:d="m10424 2552v604h1v1104"><text:p/></draw:connector><draw:connector draw:style-name="gr11" draw:text-style-name="P18" draw:id="id35" svg:x1="0.8591in" svg:y1="0.3744in" svg:x2="0.6665in" svg:y2="1.0835in" draw:end-shape="id29" draw:end-glue-point="1" svg:d="m2182 951h12v1801h-501"><text:p/></draw:connector><draw:connector draw:style-name="gr11" draw:text-style-name="P18" svg:x1="4.7618in" svg:y1="0.0783in" svg:x2="5.2173in" svg:y2="0.9256in" draw:start-shape="id32" draw:start-glue-point="1" draw:end-shape="id33" draw:end-glue-point="3" svg:d="m12095 199h579v2152h578"><text:p/></draw:connector><draw:connector draw:style-name="gr22" draw:text-style-name="P18" svg:x1="1.5909in" svg:y1="0.1689in" svg:x2="0.8591in" svg:y2="0.3744in" draw:start-shape="id34" draw:start-glue-point="2" draw:end-shape="id35" draw:end-glue-point="2" svg:d="m4041 429v284h-1859v238"><text:p/></draw:connector><draw:connector draw:style-name="gr10" draw:text-style-name="P18" svg:x1="1.2992in" svg:y1="1.1626in" svg:x2="2.7173in" svg:y2="1.6772in" draw:start-shape="id36" draw:start-glue-point="2" draw:end-shape="id37" draw:end-glue-point="0" svg:d="m3300 2953v654h3602v653"><text:p/></draw:connector><draw:rect draw:style-name="gr5" draw:text-style-name="P24" draw:id="id38" svg:width="1.2823in" svg:height="0.1587in" svg:x="2.4429in" svg:y="0.0102in"><text:p>&lt;date range&gt;</text:p></draw:rect><draw:connector draw:style-name="gr11" draw:text-style-name="P18" svg:x1="3.0839in" svg:y1="0.1689in" svg:x2="3.3173in" svg:y2="0.9256in" draw:start-shape="id38" draw:start-glue-point="2" draw:end-shape="id39" draw:end-glue-point="3" svg:d="m7833 429v1922h593"><text:p/></draw:connector><draw:rect draw:style-name="gr23" draw:text-style-name="P25" svg:width="1.576in" svg:height="0.1594in" svg:x="3.3165in" svg:y="0.8457in"><text:p text:style-name="P10"><text:span text:style-name="T17">date_in</text:span></text:p></draw:rect><draw:rect draw:style-name="gr24" draw:text-style-name="P27" draw:id="id39" svg:width="1.5752in" svg:height="0.1587in" svg:x="3.3173in" svg:y="0.8465in"><text:p text:style-name="P26"><text:span text:style-name="T18">date_in</text:span></text:p></draw:rect></draw:g></text:p>
          </table:table-cell>
        </table:table-row>
        <table:table-row>
          <table:table-cell table:style-name="Table2.A2" office:value-type="string">
            <text:p text:style-name="Standard"><text:span text:style-name="Teletype">select </text:span></text:p>
            <text:p text:style-name="P2"><text:span text:style-name="Teletype"><text:s text:c="2"/>collection.ref_id as collection, </text:span></text:p>
            <text:p text:style-name="P2"><text:span text:style-name="Teletype"><text:s text:c="2"/>sample.ref_id as sample, </text:span></text:p>
            <text:p text:style-name="P2"><text:span text:style-name="Teletype"><text:s text:c="2"/></text:span><text:span text:style-name="Teletype"><text:span text:style-name="T7">h.date_in</text:span></text:span><text:span text:style-name="Teletype"> </text:span></text:p>
            <text:p text:style-name="Standard"><text:span text:style-name="Teletype">from </text:span></text:p>
            <text:p text:style-name="Standard"><text:span text:style-name="Teletype"><text:s text:c="2"/>Extent collection, </text:span></text:p>
            <text:p text:style-name="Standard"><text:span text:style-name="Teletype"><text:s text:c="2"/>Extent sampl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history h, </text:span></text:p>
            <text:p text:style-name="Standard"><text:span text:style-name="Teletype"><text:s text:c="2"/>ctm_reference_status s </text:span></text:p>
            <text:p text:style-name="Standard"><text:span text:style-name="Teletype">where </text:span></text:p>
            <text:p text:style-name="Standard"><text:span text:style-name="Teletype"><text:s text:c="2"/>h.ctm_reference_status_id=s.ctm_reference_status_id and </text:span></text:p>
            <text:p text:style-name="Standard"><text:span text:style-name="Teletype"><text:s text:c="2"/>r.ctm_reference_id=h.ctm_reference_id and </text:span></text:p>
            <text:p text:style-name="Standard"><text:span text:style-name="Teletype"><text:s text:c="2"/>sample.Extent_id=CONVERT(NUMERIC,r.value) and </text:span></text:p>
            <text:p text:style-name="Standard"><text:span text:style-name="Teletype"><text:s text:c="2"/>sample.parent_id=collection.Extent_id and </text:span></text:p>
            <text:p text:style-name="P1"><text:span text:style-name="Teletype"><text:s text:c="2"/>collection.ref_id NOT IN ('XX') and </text:span></text:p>
            <text:p text:style-name="P1"><text:span text:style-name="Teletype"><text:s text:c="2"/>s.name="Published" and </text:span></text:p>
            <text:p text:style-name="P1"><text:span text:style-name="Teletype"><text:s text:c="2"/></text:span><text:span text:style-name="Teletype"><text:span text:style-name="T2">h.date_in</text:span></text:span><text:span text:style-name="Teletype"> &gt; 'Dec 31 2007' and </text:span></text:p>
            <text:p text:style-name="P1"><text:span text:style-name="Teletype"><text:s text:c="2"/></text:span><text:span text:style-name="Teletype"><text:span text:style-name="T2">h.date_in</text:span></text:span><text:span text:style-name="Teletype"> &lt; 'Jan 1 2009' </text:span></text:p>
            <text:p text:style-name="P3"><text:span text:style-name="Teletype">order by </text:span><text:span text:style-name="Teletype"><text:span text:style-name="T2">h.date_in</text:span></text:span></text:p>
          </table:table-cell>
        </table:table-row>
        <table:table-row>
          <table:table-cell table:style-name="Table2.A2" office:value-type="string">
            <text:p text:style-name="Standard">Notes</text:p>
            <text:list xml:id="list1823983396" text:style-name="L2">
              <text:list-item>
                <text:p text:style-name="P5">'collection' is used both as an input to check the samples aren't deprecated and as an output.</text:p>
              </text:list-item>
            </text:list>
            <text:list xml:id="list2065307125" text:style-name="L5">
              <text:list-item>
                <text:p text:style-name="P9">'Publication Date' is equivalent to the 'Resolved' column in Issue Navigator, as moving a sample to Published sets the 'Resolved' date. It can be used both for the query and in the output.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3" text:outline-level="3">task_count_year</text:h>
          </table:table-cell>
        </table:table-row>
        <table:table-row>
          <table:table-cell table:style-name="Table3.A2" office:value-type="string">
            <text:p text:style-name="Standard"><draw:g text:anchor-type="paragraph" draw:z-index="1" draw:style-name="gr1"><draw:rect draw:style-name="gr13" draw:text-style-name="P11" svg:width="1.1358in" svg:height="0.1587in" svg:x="2.7531in" svg:y="0.6846in"><text:p text:style-name="P10"><text:span text:style-name="T8">creation_date</text:span></text:p></draw:rect><draw:rect draw:style-name="gr7" draw:text-style-name="P20" svg:width="1.135in" svg:height="0.1579in" svg:x="2.7531in" svg:y="0.3701in"><text:p text:style-name="P16"><text:span text:style-name="T13">ctm_task_type</text:span></text:p></draw:rect><draw:rect draw:style-name="gr14" draw:text-style-name="P11" svg:width="1.135in" svg:height="0.1571in" svg:x="2.7531in" svg:y="0.528in"><text:p text:style-name="P10"><text:span text:style-name="T8">ctm_task_type_id</text:span></text:p></draw:rect><draw:rect draw:style-name="gr15" draw:text-style-name="P11" draw:id="id18" svg:width="1.135in" svg:height="0.1579in" svg:x="2.7531in" svg:y="0.6846in"><text:p text:style-name="P10"><text:span text:style-name="T8">creation_date</text:span></text:p></draw:rect><draw:rect draw:style-name="gr4" draw:text-style-name="P21" draw:id="id14" svg:width="0.7878in" svg:height="0.1571in" svg:x="1.7386in" svg:y="1.6728in"><text:p>&lt;task type&gt;</text:p></draw:rect><draw:rect draw:style-name="gr4" draw:text-style-name="P13" draw:id="id16" svg:width="0.9858in" svg:height="0.1571in" svg:x="2.8283in" svg:y="1.6728in"><text:p><text:span text:style-name="T1">&lt;ctm task id&gt;</text:span></text:p></draw:rect><draw:rect draw:style-name="gr6" draw:text-style-name="P22" svg:width="0.5906in" svg:height="0.1571in" svg:x="1.1339in" svg:y="1.6728in"><text:p><text:span text:style-name="T14">Output:</text:span></text:p></draw:rect><draw:connector draw:style-name="gr16" draw:text-style-name="P12" svg:x1="2.7531in" svg:y1="0.6071in" svg:x2="2.1323in" svg:y2="1.6728in" draw:start-shape="id13" draw:start-glue-point="3" draw:end-shape="id14" draw:end-glue-point="0" svg:d="m6993 1542h-1577v2707"><text:p/></draw:connector><draw:connector draw:style-name="gr16" draw:text-style-name="P12" svg:x1="3.3205in" svg:y1="1.0008in" svg:x2="3.3205in" svg:y2="1.6728in" draw:start-shape="id15" draw:start-glue-point="2" draw:end-shape="id16" draw:end-glue-point="0" svg:d="m8434 2542v1707"><text:p/></draw:connector><draw:connector draw:style-name="gr11" draw:text-style-name="P18" svg:x1="2.1323in" svg:y1="0.1575in" svg:x2="2.7531in" svg:y2="0.6071in" draw:start-shape="id17" draw:start-glue-point="2" draw:end-shape="id13" draw:end-glue-point="3" svg:d="m5416 400v1142h1577"><text:p/></draw:connector><draw:rect draw:style-name="gr6" draw:text-style-name="P22" svg:width="0.5906in" svg:height="0.1579in" svg:x="1.1339in" svg:y="0in"><text:p><text:span text:style-name="T14">Input:</text:span></text:p></draw:rect><draw:rect draw:style-name="gr5" draw:text-style-name="P21" draw:id="id17" svg:width="1.3685in" svg:height="0.1579in" svg:x="1.4484in" svg:y="0in"><text:p>&lt;task type&gt;</text:p></draw:rect><draw:rect draw:style-name="gr5" draw:text-style-name="P21" draw:id="id20" svg:width="1.7303in" svg:height="0.1579in" svg:x="3.9846in" svg:y="0in"><text:p>&lt;task creation date&gt;</text:p></draw:rect><draw:rect draw:style-name="gr9" draw:text-style-name="P23" draw:id="id15" svg:width="1.1358in" svg:height="0.1587in" svg:x="2.7531in" svg:y="0.8425in"><text:p text:style-name="P10"><text:span text:style-name="T15">ctm_task_id</text:span></text:p></draw:rect><draw:rect draw:style-name="gr13" draw:text-style-name="P11" draw:id="id13" svg:width="1.1358in" svg:height="0.1571in" svg:x="2.7531in" svg:y="0.5283in"><text:p text:style-name="P10"><text:span text:style-name="T8">ctm_task_type_id</text:span></text:p></draw:rect><draw:rect draw:style-name="gr5" draw:text-style-name="P21" draw:id="id19" svg:width="1.2831in" svg:height="0.1579in" svg:x="4.2083in" svg:y="1.6728in"><text:p>&lt;task creation date&gt;</text:p></draw:rect><draw:connector draw:style-name="gr16" draw:text-style-name="P12" svg:x1="3.8882in" svg:y1="0.7634in" svg:x2="4.8492in" svg:y2="1.6728in" draw:start-shape="id18" draw:start-glue-point="1" draw:end-shape="id19" draw:end-glue-point="0" svg:d="m9876 1939h2441v2310"><text:p/></draw:connector><draw:connector draw:style-name="gr11" draw:text-style-name="P18" svg:x1="4.8492in" svg:y1="0.1575in" svg:x2="3.8882in" svg:y2="0.7634in" draw:start-shape="id20" draw:end-shape="id18" draw:end-glue-point="1" svg:d="m12317 400v1539h-2441"><text:p/></draw:connector></draw:g></text:p>
          </table:table-cell>
        </table:table-row>
        <table:table-row>
          <table:table-cell table:style-name="Table3.A2" office:value-type="string">
            <text:p text:style-name="Standard"><text:span text:style-name="Teletype">select </text:span></text:p>
            <text:p text:style-name="P2"><text:span text:style-name="Teletype"><text:s text:c="2"/>ctm_task_type_id, </text:span></text:p>
            <text:p text:style-name="P2"><text:span text:style-name="Teletype"><text:s text:c="2"/>creation_date, </text:span></text:p>
            <text:p text:style-name="P2"><text:span text:style-name="Teletype"><text:s text:c="2"/></text:span><text:span text:style-name="Teletype"><text:span text:style-name="T5">ctm_task_id</text:span></text:span><text:span text:style-name="Teletype"> </text:span></text:p>
            <text:p text:style-name="Standard"><text:span text:style-name="Teletype">from </text:span></text:p>
            <text:p text:style-name="Standard"><text:span text:style-name="Teletype"><text:s text:c="2"/>ctm_task </text:span></text:p>
            <text:p text:style-name="Standard"><text:span text:style-name="Teletype">where </text:span></text:p>
            <text:p text:style-name="P1"><text:span text:style-name="Teletype"><text:s text:c="2"/>creation_date &gt; 'Dec 31 2011' and </text:span></text:p>
            <text:p text:style-name="P1"><text:span text:style-name="Teletype"><text:s text:c="2"/>creation_date &lt; 'Jun 15 2012' and </text:span></text:p>
            <text:p text:style-name="P1"><text:span text:style-name="Teletype"><text:s text:c="2"/></text:span><text:span text:style-name="Teletype"><text:span text:style-name="T6">ctm_task_type_id</text:span></text:span><text:span text:style-name="Teletype"> = 1 </text:span></text:p>
          </table:table-cell>
        </table:table-row>
        <table:table-row>
          <table:table-cell table:style-name="Table3.A2" office:value-type="string">
            <text:p text:style-name="Standard">Notes</text:p>
            <text:list xml:id="list1639281083" text:style-name="L4">
              <text:list-item>
                <text:p text:style-name="P8">This is the only query that uses the ctm_task table.</text:p>
              </text:list-item>
              <text:list-item>
                <text:p text:style-name="P8">The 'ctm_task_type' associated with <text:span text:style-name="T6">'ctm_task_type_id'</text:span> varies by database. The query should really use 'ctm_task_type.name'.</text:p>
              </text:list-item>
              <text:list-item>
                <text:p text:style-name="P8">'ctm task id' is<text:span text:style-name="T4"> not required output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gradient draw:name="GLK_20_with_20_Flat_20_files" draw:display-name="GLK with Flat files" draw:style="linear" draw:start-color="#999999" draw:end-color="#ffff00" draw:start-intensity="100%" draw:end-intensity="100%" draw:angle="2700" draw:border="0%"/>
    <draw:hatch draw:name="Hatch_20_10" draw:display-name="Hatch 10" draw:style="single" draw:color="#000080" draw:distance="0.0146in" draw:rotation="1350"/>
    <draw:hatch draw:name="Hatch_20_16" draw:display-name="Hatch 16" draw:style="single" draw:color="#000080" draw:distance="0.0146in" draw:rotation="1350"/>
    <draw:hatch draw:name="Hatch_20_17" draw:display-name="Hatch 17" draw:style="single" draw:color="#008000" draw:distance="0.0146in" draw:rotation="450"/>
    <draw:hatch draw:name="Hatch_20_18" draw:display-name="Hatch 18" draw:style="single" draw:color="#008000" draw:distance="0.013in" draw:rotation="450"/>
    <draw:hatch draw:name="Hatch_20_19" draw:display-name="Hatch 19" draw:style="single" draw:color="#000080" draw:distance="0.0146in" draw:rotation="1350"/>
    <draw:hatch draw:name="Hatch_20_6" draw:display-name="Hatch 6" draw:style="single" draw:color="#000080" draw:distance="0.0453in" draw:rotation="1350"/>
    <draw:hatch draw:name="Hatch_20_9" draw:display-name="Hatch 9" draw:style="single" draw:color="#008000" draw:distance="0.0146in" draw:rotation="450"/>
    <draw:hatch draw:name="green_20_45" draw:display-name="green 45" draw:style="single" draw:color="#008000" draw:distance="0.0228in" draw:rotation="450"/>
    <draw:hatch draw:name="in_20_and_20_out" draw:display-name="in and out" draw:style="single" draw:color="#008000" draw:distance="0.0228in" draw:rotation="450"/>
    <draw:hatch draw:name="in_20_and_20_out_20__28_blue_29_" draw:display-name="in and out (blue)" draw:style="single" draw:color="#000080" draw:distance="0.0256in" draw:rotation="1350"/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size="10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10T12:10:41</meta:creation-date>
    <meta:generator>OpenOffice.org/3.1$Unix OpenOffice.org_project/310m19$Build-9420</meta:generator>
    <dc:date>2012-11-09T15:37:36</dc:date>
    <dc:creator>Peter Edworthy</dc:creator>
    <meta:editing-duration>PT37H43M49S</meta:editing-duration>
    <meta:editing-cycles>20</meta:editing-cycles>
    <meta:document-statistic meta:table-count="3" meta:image-count="0" meta:object-count="0" meta:page-count="3" meta:paragraph-count="58" meta:word-count="205" meta:character-count="1657"/>
  </office:meta>
</office:document-meta>
</file>